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Table52" style:family="table">
      <style:table-properties style:width="7.752cm" table:align="left"/>
    </style:style>
    <style:style style:name="Table52.A" style:family="table-column">
      <style:table-column-properties style:column-width="7.752cm"/>
    </style:style>
    <style:style style:name="Table52.A1" style:family="table-cell">
      <style:table-cell-properties style:vertical-align="middle" fo:background-color="#eeeeee" fo:padding="0cm" fo:border="none">
        <style:background-image/>
      </style:table-cell-properties>
    </style:style>
    <style:style style:name="Table53" style:family="table">
      <style:table-properties style:width="22.445cm" table:align="left"/>
    </style:style>
    <style:style style:name="Table53.A" style:family="table-column">
      <style:table-column-properties style:column-width="22.445cm"/>
    </style:style>
    <style:style style:name="Table53.A1" style:family="table-cell">
      <style:table-cell-properties style:vertical-align="middle" fo:background-color="#eeeeee" fo:padding="0cm" fo:border="none">
        <style:background-image/>
      </style:table-cell-properties>
    </style:style>
    <style:style style:name="Table54" style:family="table">
      <style:table-properties style:width="11.213cm" table:align="left"/>
    </style:style>
    <style:style style:name="Table54.A" style:family="table-column">
      <style:table-column-properties style:column-width="11.213cm"/>
    </style:style>
    <style:style style:name="Table54.A1" style:family="table-cell">
      <style:table-cell-properties style:vertical-align="middle" fo:background-color="#eeeeee" fo:padding="0cm" fo:border="none">
        <style:background-image/>
      </style:table-cell-properties>
    </style:style>
    <style:style style:name="Table55" style:family="table">
      <style:table-properties style:width="11.213cm" table:align="left"/>
    </style:style>
    <style:style style:name="Table55.A" style:family="table-column">
      <style:table-column-properties style:column-width="11.213cm"/>
    </style:style>
    <style:style style:name="Table55.A1" style:family="table-cell">
      <style:table-cell-properties style:vertical-align="middle" fo:background-color="#eeeeee" fo:padding="0cm" fo:border="none">
        <style:background-image/>
      </style:table-cell-properties>
    </style:style>
    <style:style style:name="Table56" style:family="table">
      <style:table-properties style:width="16.023cm" table:align="left"/>
    </style:style>
    <style:style style:name="Table56.A" style:family="table-column">
      <style:table-column-properties style:column-width="16.023cm"/>
    </style:style>
    <style:style style:name="Table56.A1" style:family="table-cell">
      <style:table-cell-properties style:vertical-align="middle" fo:background-color="#eeeeee" fo:padding="0cm" fo:border="none">
        <style:background-image/>
      </style:table-cell-properties>
    </style:style>
    <style:style style:name="Table57" style:family="table">
      <style:table-properties style:width="13.672cm" table:align="left"/>
    </style:style>
    <style:style style:name="Table57.A" style:family="table-column">
      <style:table-column-properties style:column-width="13.672cm"/>
    </style:style>
    <style:style style:name="Table57.A1" style:family="table-cell">
      <style:table-cell-properties style:vertical-align="middle" fo:background-color="#eeeeee" fo:padding="0cm" fo:border="none">
        <style:background-image/>
      </style:table-cell-properties>
    </style:style>
    <style:style style:name="Table58" style:family="table">
      <style:table-properties style:width="13.672cm" table:align="left"/>
    </style:style>
    <style:style style:name="Table58.A" style:family="table-column">
      <style:table-column-properties style:column-width="13.672cm"/>
    </style:style>
    <style:style style:name="Table58.A1" style:family="table-cell">
      <style:table-cell-properties style:vertical-align="middle" fo:background-color="#eeeeee" fo:padding="0cm" fo:border="none">
        <style:background-image/>
      </style:table-cell-properties>
    </style:style>
    <style:style style:name="Table59" style:family="table">
      <style:table-properties style:width="16.023cm" table:align="left"/>
    </style:style>
    <style:style style:name="Table59.A" style:family="table-column">
      <style:table-column-properties style:column-width="16.023cm"/>
    </style:style>
    <style:style style:name="Table59.A1" style:family="table-cell">
      <style:table-cell-properties style:vertical-align="middle" fo:background-color="#eeeeee" fo:padding="0cm" fo:border="none">
        <style:background-image/>
      </style:table-cell-properties>
    </style:style>
    <style:style style:name="Table60" style:family="table">
      <style:table-properties style:width="7.294cm" table:align="left"/>
    </style:style>
    <style:style style:name="Table60.A" style:family="table-column">
      <style:table-column-properties style:column-width="7.294cm"/>
    </style:style>
    <style:style style:name="Table60.A1" style:family="table-cell">
      <style:table-cell-properties style:vertical-align="middle" fo:background-color="#eeeeee" fo:padding="0cm" fo:border="none">
        <style:background-image/>
      </style:table-cell-properties>
    </style:style>
    <style:style style:name="Table61" style:family="table">
      <style:table-properties style:width="4.897cm" table:align="left"/>
    </style:style>
    <style:style style:name="Table61.A" style:family="table-column">
      <style:table-column-properties style:column-width="4.897cm"/>
    </style:style>
    <style:style style:name="Table61.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2"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3" style:family="paragraph" style:parent-style-name="Heading_20_2">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style:style>
    <style:style style:name="P8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5"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9" style:family="paragraph" style:parent-style-name="Text_20_body" style:list-style-name="L1">
      <style:paragraph-properties fo:orphans="2" fo:widows="2"/>
    </style:style>
    <style:style style:name="P90" style:family="paragraph" style:parent-style-name="Text_20_body" style:list-style-name="L2">
      <style:paragraph-properties fo:orphans="2" fo:widows="2"/>
    </style:style>
    <style:style style:name="P91"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92" style:family="paragraph" style:parent-style-name="Text_20_body">
      <style:paragraph-properties fo:margin-top="0cm" fo:margin-bottom="0cm" loext:contextual-spacing="false"/>
    </style:style>
    <style:style style:name="P93" style:family="paragraph" style:parent-style-name="Text_20_body" style:list-style-name="L2">
      <style:paragraph-properties fo:margin-top="0cm" fo:margin-bottom="0cm" loext:contextual-spacing="false" fo:orphans="2" fo:widows="2"/>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9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99" style:family="paragraph" style:parent-style-name="Text_20_body">
      <style:paragraph-properties fo:margin-left="0cm" fo:margin-right="0cm" fo:orphans="2" fo:widows="2" fo:text-indent="0cm" style:auto-text-indent="false"/>
    </style:style>
    <style:style style:name="P100"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000000" fo:font-weight="bold"/>
    </style:style>
    <style:style style:name="T44" style:family="text">
      <style:text-properties fo:color="#000000" style:font-name="monospace" fo:font-size="10.5pt" fo:font-weight="bold"/>
    </style:style>
    <style:style style:name="T45" style:family="text">
      <style:text-properties fo:color="#800080"/>
    </style:style>
    <style:style style:name="T46" style:family="text">
      <style:text-properties fo:color="#666666" fo:font-style="italic"/>
    </style:style>
    <style:style style:name="T47" style:family="text">
      <style:text-properties officeooo:rsid="00119207"/>
    </style:style>
    <style:style style:name="T48" style:family="text">
      <style:text-properties officeooo:rsid="0018d57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none" style:font-weight-asian="normal" style:font-weight-complex="normal"/>
    </style:style>
    <style:style style:name="T51" style:family="text">
      <style:text-properties style:font-name="Open Sans" fo:font-size="10.5pt" fo:font-style="normal" fo:font-weight="normal"/>
    </style:style>
    <style:style style:name="T52" style:family="text">
      <style:text-properties style:font-name="Open Sans" fo:font-size="10.5pt" fo:font-style="normal" fo:font-weight="normal" officeooo:rsid="00213678"/>
    </style:style>
    <style:style style:name="T53"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4" style:family="text">
      <style:text-properties officeooo:rsid="002259d9"/>
    </style:style>
    <style:style style:name="T55" style:family="text">
      <style:text-properties fo:color="#a1467e" fo:font-weight="bold" style:font-weight-asian="bold" style:font-weight-complex="bold"/>
    </style:style>
    <style:style style:name="T56" style:family="text">
      <style:text-properties officeooo:rsid="0029fa97"/>
    </style:style>
    <style:style style:name="T57" style:family="text">
      <style:text-properties officeooo:rsid="002f464e"/>
    </style:style>
    <style:style style:name="T58" style:family="text">
      <style:text-properties officeooo:rsid="0031b41f"/>
    </style:style>
    <style:style style:name="T59" style:family="text">
      <style:text-properties style:font-name="monospace" fo:font-size="10.5pt"/>
    </style:style>
    <style:style style:name="T60" style:family="text">
      <style:text-properties officeooo:rsid="0037b3dc"/>
    </style:style>
    <style:style style:name="T61" style:family="text">
      <style:text-properties fo:color="#009933" fo:font-weight="bold"/>
    </style:style>
    <style:style style:name="T62" style:family="text">
      <style:text-properties officeooo:rsid="003a0f11"/>
    </style:style>
    <style:style style:name="T63" style:family="text">
      <style:text-properties fo:color="#000099"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89"><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89"><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89"><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89"><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89"><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7">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7">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oft-page-break/><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5">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6">#Jarno is een string</text:span></text:p>
            <text:p text:style-name="P64">leeftijd<text:span text:style-name="T17">=</text:span><text:span text:style-name="T27">16</text:span> <text:s text:c="4"/><text:span text:style-name="T46">#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8">Z</text:span>oals print.</text:p>
      <text:p text:style-name="P21">Zelf een functie maken: <text:s/>Dit doen wordt gedaan met het keyword: <text:span text:style-name="T49">def</text:span><text:span text:style-name="T50">. = definieren, / define. Na </text:span><text:span text:style-name="T49">def</text:span><text:span text:style-name="T50">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3"><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3"><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3"><text:span text:style-name="Strong_20_Emphasis"><text:span text:style-name="T2">. – punt</text:span></text:span><text:span text:style-name="T2"><text:line-break/>Een punt betekend een willekeurig karakter (behalve \n).</text:span></text:p>
        </text:list-item>
        <text:list-item>
          <text:p text:style-name="P93"><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3"><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3"><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3"><text:span text:style-name="Strong_20_Emphasis"><text:span text:style-name="T2">\n </text:span></text:span><text:span text:style-name="T2"><text:line-break/>Een nieuwe lijn / witregel</text:span></text:p>
        </text:list-item>
        <text:list-item>
          <text:p text:style-name="P93"><text:span text:style-name="Strong_20_Emphasis"><text:span text:style-name="T2">\d</text:span></text:span><text:span text:style-name="T2"><text:line-break/>Elk decimaal teken, dus hetzelfde als [0-9]</text:span></text:p>
        </text:list-item>
        <text:list-item>
          <text:p text:style-name="P93"><text:span text:style-name="Strong_20_Emphasis"><text:span text:style-name="T2">\D</text:span></text:span><text:span text:style-name="T2"><text:line-break/>Geen decimaal teken, dus hetzelfde als [^0-9]</text:span></text:p>
        </text:list-item>
        <text:list-item>
          <text:p text:style-name="P93"><text:span text:style-name="Strong_20_Emphasis"><text:span text:style-name="T2">\s</text:span></text:span><text:span text:style-name="T2"><text:line-break/>Elk whitespace karakter, dus hetzelfde als [ \t\n\r\f\v]</text:span></text:p>
        </text:list-item>
        <text:list-item>
          <text:p text:style-name="P93"><text:span text:style-name="Strong_20_Emphasis"><text:span text:style-name="T2">\S</text:span></text:span><text:span text:style-name="T2"><text:line-break/>Geen whitespace karakter, dus hetzelfde als [^ \t\n\r\f\v]</text:span></text:p>
        </text:list-item>
        <text:list-item>
          <text:p text:style-name="P93"><text:span text:style-name="Strong_20_Emphasis"><text:span text:style-name="T2">\t</text:span></text:span><text:span text:style-name="T2"><text:line-break/>Een tab</text:span></text:p>
        </text:list-item>
        <text:list-item>
          <text:p text:style-name="P93"><text:span text:style-name="Strong_20_Emphasis"><text:span text:style-name="T2">\w</text:span></text:span><text:span text:style-name="T2"><text:line-break/>Elk alfanumeriek karakter, dus hetzelfde als [a-zA-Z0-9_]</text:span></text:p>
        </text:list-item>
        <text:list-item>
          <text:p text:style-name="P90"><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2">Wat zijn </text:span><text:span text:style-name="T53">loops</text:span><text:span text:style-name="T52">: </text:span></text:p>
      <text:p text:style-name="P38"><text:span text:style-name="T52">L</text:span><text:span text:style-name="T51">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4">van een string</text:span></text:p>
      <text:p text:style-name="P51"><text:span text:style-name="T55">for</text:span> letter <text:span text:style-name="T55">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5">for</text:span><text:span text:style-name="T38"> fruit </text:span><text:span text:style-name="T55">in</text:span><text:span text:style-name="T38"> fruitmand:</text:span></text:p>
      <text:p text:style-name="P32"><text:s text:c="4"/>print("In de mand: <text:s/>", fruit)</text:p>
      <text:p text:style-name="P32"/>
      <text:p text:style-name="P95">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6">==&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9">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7">D</text:span>e while loop <text:span text:style-name="T57">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8">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9"> </text:span><text:span text:style-name="T26">(</text:span><text:span text:style-name="T20">"Het huidige getal is kleiner dan:"</text:span><text:span text:style-name="T18">,</text:span><text:span text:style-name="T59"> teller</text:span><text:span text:style-name="T26">)</text:span></text:p>
            <text:p text:style-name="P65"><text:s text:c="3"/><text:span text:style-name="T59">teller </text:span><text:span text:style-name="T18">=</text:span><text:span text:style-name="T59"> teller </text:span><text:span text:style-name="T18">+</text:span><text:span text:style-name="T59"> </text:span><text:span text:style-name="T28">1</text:span></text:p>
            <text:p text:style-name="P64"><text:span text:style-name="T23">else</text:span><text:span text:style-name="T17">:</text:span></text:p>
            <text:p text:style-name="P65"><text:s text:c="3"/><text:span text:style-name="T24">print</text:span><text:span text:style-name="T59"> </text:span><text:span text:style-name="T26">(</text:span><text:span text:style-name="T20">"Het huidige getal is gelijk aan of groter dan:"</text:span><text:span text:style-name="T18">,</text:span><text:span text:style-name="T59">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60">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9">tekstregels</text:span><text:span text:style-name="T18">.</text:span><text:span text:style-name="T59">append</text:span><text:span text:style-name="T26">(</text:span><text:span text:style-name="T59">line</text:span><text:span text:style-name="T26">)</text:span></text:p>
            <text:p text:style-name="P65"><text:s text:c="4"/><text:span text:style-name="T59">line </text:span><text:span text:style-name="T18">=</text:span><text:span text:style-name="T59">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9">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2"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91">Bijvoorbeeld:</text:p>
      <table:table table:name="Table49" table:style-name="Table49">
        <table:table-column table:style-name="Table49.A"/>
        <table:table-row>
          <table:table-cell table:style-name="Table49.A1" office:value-type="string">
            <text:p text:style-name="P85">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9">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9">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9">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9"> </text:span><text:span text:style-name="T26">(</text:span><text:span text:style-name="T20">"Je krijgt een gewoon feestje"</text:span><text:span text:style-name="T26">)</text:span></text:p>
          </table:table-cell>
        </table:table-row>
      </table:table>
      <text:p text:style-name="P79"/>
      <text:p text:style-name="P79"/>
      <text:h text:style-name="P82" text:outline-level="2">FORMATEREN VAN EEN STRING</text:h>
      <text:p text:style-name="P97">Strings kunnen op een bepaalde manier geformatteerd worden. In deze formatering maken we gebruik “placeholders”:</text:p>
      <text:p text:style-name="P97"><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7">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61">%s</text:span><text:span text:style-name="T19"> </text:span><text:span text:style-name="T61">%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text:s/>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61">%s</text:span><text:span text:style-name="T19"> </text:span><text:span text:style-name="T61">%s</text:span><text:span text:style-name="T19"> is </text:span><text:span text:style-name="T61">%s</text:span><text:span text:style-name="T19"> en krijgt </text:span><text:span text:style-name="T61">%d</text:span><text:span text:style-name="T19"> </text:span><text:span text:style-name="T61">%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2">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h text:style-name="P82" text:outline-level="2">GET</text:h>
      <text:p text:style-name="P15">Het “get()” commando vraagt de waarde van een bepaalde sleutel op. Als de waarde niet bestaat dan zal dit commando zich vullen met de standaard waarde. Het get commando werkt middels het volgende voorbeeld:</text:p>
      <table:table table:name="Table52" table:style-name="Table52">
        <table:table-column table:style-name="Table52.A"/>
        <table:table-row>
          <table:table-cell table:style-name="Table52.A1" office:value-type="string">
            <text:p text:style-name="P7">woordenboek<text:span text:style-name="T17">.</text:span>get<text:span text:style-name="T25">(</text:span><text:span text:style-name="T32">key</text:span><text:span text:style-name="T17">,</text:span> <text:span text:style-name="T23">default</text:span><text:span text:style-name="T17">=</text:span>None<text:span text:style-name="T25">)</text:span></text:p>
          </table:table-cell>
        </table:table-row>
      </table:table>
      <text:p text:style-name="P15"/>
      <text:p text:style-name="P15">In bovenstaande commando zal “get” zoeken in het woordenboek naar een bepaalde “key” en als deze niet gevonden wordt dan wordt None (de default waarde) geretourneerd.</text:p>
      <text:p text:style-name="P15"/>
      <text:p text:style-name="P15">Ok, in een voorbeeldje:</text:p>
      <table:table table:name="Table53" table:style-name="Table53">
        <table:table-column table:style-name="Table53.A"/>
        <table:table-row>
          <table:table-cell table:style-name="Table53.A1" office:value-type="string">
            <text:p text:style-name="P7">Synoniemwoordenboek <text:span text:style-name="T17">=</text:span> <text:span text:style-name="T25">{</text:span><text:span text:style-name="T19">'Lekker'</text:span><text:span text:style-name="T17">:</text:span> <text:span text:style-name="T19">'Aantrekkelijk'</text:span><text:span text:style-name="T17">,</text:span> <text:span text:style-name="T19">'Vies'</text:span><text:span text:style-name="T17">:</text:span> <text:span text:style-name="T19">'Smerig'</text:span><text:span text:style-name="T25">}</text:span></text:p>
            <text:p text:style-name="P65"> </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Lekker'</text:span><text:span text:style-name="T17">,</text:span> <text:span text:style-name="T19">"Lekker komt niet voor in het woordenboek"</text:span><text:span text:style-name="T25">))</text:span></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Jummie'</text:span><text:span text:style-name="T17">,</text:span> <text:span text:style-name="T19">"Jummie komt niet voor in het woordenboek"</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Value : Aantrekkelijk<text:line-break/>Value : Jummie komt niet voor in het woordenboek</text:span></text:span></text:p>
      <text:h text:style-name="P13" text:outline-level="2"><text:soft-page-break/>NOG EEN PAAR TRUCJES MET STRINGS</text:h>
      <text:p text:style-name="P15">We kunnen nog veel meer leuke dingen doen met strings. Zo kunnen we bijvoorbeeld opzoeken bij welk karakter een bepaald woord in de string zich bevindt. Dit doen we zo:</text:p>
      <text:p text:style-name="P61"/>
      <table:table table:name="Table54" table:style-name="Table54">
        <table:table-column table:style-name="Table54.A"/>
        <table:table-row>
          <table:table-cell table:style-name="Table54.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find<text:span text:style-name="T25">(</text:span><text:span text:style-name="T19">"zin"</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32</text:span></text:span></text:p>
      <text:p text:style-name="P15">Of we kunnen de eerste letter automatisch starten met een hoofdletter:</text:p>
      <table:table table:name="Table55" table:style-name="Table55">
        <table:table-column table:style-name="Table55.A"/>
        <table:table-row>
          <table:table-cell table:style-name="Table55.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capitaliz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Vandaag heb ik er helemaal geen zin in!</text:span></text:span></text:p>
      <text:h text:style-name="P13" text:outline-level="2">WERKEN MET FILES / FILE IO</text:h>
      <text:p text:style-name="P15">Vanuit Python kunnen we gemakkelijk werken met bestanden. Zo kunnen we bestanden maken, verwijderen en data toevoegen aan bestanden.</text:p>
      <text:p text:style-name="P15">Laten we een bestand aanmaken en er iets naartoe schrijven:</text:p>
      <table:table table:name="Table56" table:style-name="Table56">
        <table:table-column table:style-name="Table56.A"/>
        <table:table-row>
          <table:table-cell table:style-name="Table56.A1" office:value-type="string">
            <text:p text:style-name="P7">bestand <text:span text:style-name="T17">=</text:span> open<text:span text:style-name="T25">(</text:span><text:span text:style-name="T19">"test.txt"</text:span><text:span text:style-name="T17">,</text:span> <text:span text:style-name="T19">"wb"</text:span><text:span text:style-name="T25">)</text:span></text:p>
            <text:p text:style-name="P64">bestand<text:span text:style-name="T17">.</text:span>write<text:span text:style-name="T25">(</text:span>bytes<text:span text:style-name="T25">(</text:span><text:span text:style-name="T19">"Ik ben de eerste tekst in het bestand</text:span><text:span text:style-name="T63">\n</text:span><text:span text:style-name="T19">"</text:span><text:span text:style-name="T17">,</text:span> <text:span text:style-name="T19">"UTF-8"</text:span><text:span text:style-name="T25">))</text:span></text:p>
            <text:p text:style-name="P64">bestand<text:span text:style-name="T17">.</text:span>close<text:span text:style-name="T25">()</text:span></text:p>
            <text:p text:style-name="P65"> </text:p>
            <text:p text:style-name="P64"><text:span text:style-name="T23">print</text:span><text:span text:style-name="T25">(</text:span>bestand<text:span text:style-name="T17">.</text:span>mode<text:span text:style-name="T25">)</text:span></text:p>
            <text:p text:style-name="P64"><text:span text:style-name="T23">print</text:span><text:span text:style-name="T25">(</text:span>bestand<text:span text:style-name="T17">.</text:span>nam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wb<text:line-break/>test.txt</text:span></text:span></text:p>
      <text:p text:style-name="P15">Wat er hierboven gebeurt is het volgende:<text:line-break/>Met “bestand = open(“test.txt”, “wb”)” open we een bestand genaamd “test.txt”. Als het bestand nog niet bestaat wordt deze aangemaakt. We openen het bestand in “wb” ofwel “write binary” mode. Deze modus zullen we vrijwel altijd gebruiken.</text:p>
      <text:p text:style-name="P15">Vervolgens voeren we de “bestand.write(bytes(“Ik ben de eerste tekst in het bestand\n”, “UTF-8”))” regel uit. Hiermee schrijven we de regel (in bytes want het bestand is geopend in write binary mode) “Ik ben de eerste tekst in het bestand” naar het bestand met als indeling “UTF-8”.</text:p>
      <text:p text:style-name="P15">Met “bestand.close()” sluiten we het bestand.</text:p>
      <text:p text:style-name="P15"><text:soft-page-break/>Vervolgens printen we de naam van het bestastand en de modus waarin deze geopend is met de print statements.</text:p>
      <text:p text:style-name="P15">Als het bestand al bestaat en je voert bovenstaande commando uit dan wordt deze overschreven. Om iets toe te voegen gebruiken we de “ab+” mode:</text:p>
      <text:p text:style-name="P15"/>
      <text:p text:style-name="P15"/>
      <table:table table:name="Table59" table:style-name="Table59">
        <table:table-column table:style-name="Table59.A"/>
        <table:table-row>
          <table:table-cell table:style-name="Table59.A1" office:value-type="string">
            <text:p text:style-name="P7">bestand <text:span text:style-name="T17">=</text:span> ab<text:span text:style-name="T17">+</text:span><text:span text:style-name="T25">(</text:span><text:span text:style-name="T19">"test.txt"</text:span><text:span text:style-name="T17">,</text:span> <text:span text:style-name="T19">"ab+"</text:span><text:span text:style-name="T25">)</text:span></text:p>
            <text:p text:style-name="P64">bestand<text:span text:style-name="T17">.</text:span>write<text:span text:style-name="T25">(</text:span>bytes<text:span text:style-name="T25">(</text:span><text:span text:style-name="T19">"Ik ben de tweede tekst in het bestand</text:span><text:span text:style-name="T63">\n</text:span><text:span text:style-name="T19">"</text:span><text:span text:style-name="T17">,</text:span> <text:span text:style-name="T19">"UTF-8"</text:span><text:span text:style-name="T25">))</text:span></text:p>
            <text:p text:style-name="P64">bestand<text:span text:style-name="T17">.</text:span>close<text:span text:style-name="T25">()</text:span></text:p>
          </table:table-cell>
        </table:table-row>
      </table:table>
      <text:p text:style-name="P15">Om content uit een bestand te lezen gaan we deze eerst heropenen in “r+” mode (reading and writing mode). Vervolgens maken we een nieuwe variabele waarin we de content opslaan met het “read” commando en tenslotte printen we de variabele:</text:p>
      <table:table table:name="Table60" table:style-name="Table60">
        <table:table-column table:style-name="Table60.A"/>
        <table:table-row>
          <table:table-cell table:style-name="Table60.A1" office:value-type="string">
            <text:p text:style-name="P7">bestand <text:span text:style-name="T17">=</text:span> open<text:span text:style-name="T25">(</text:span><text:span text:style-name="T19">"test.txt"</text:span><text:span text:style-name="T17">,</text:span> <text:span text:style-name="T19">"r+"</text:span><text:span text:style-name="T25">)</text:span></text:p>
            <text:p text:style-name="P64">bestandsinhoud <text:span text:style-name="T17">=</text:span> bestand<text:span text:style-name="T17">.</text:span>read<text:span text:style-name="T25">()</text:span></text:p>
            <text:p text:style-name="P64"><text:span text:style-name="T23">print</text:span><text:span text:style-name="T25">(</text:span>bestandsinhoud<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Ik ben de eerste tekst in het bestand<text:line-break/>Ik ben de tweede tekst in het bestand</text:span></text:span></text:p>
      <text:p text:style-name="P15">Om het bestand weer te verwijderen kunnen we gebruik maken van de OS module. Verwijderen is heel simpel. Gebruik het volgende commando:</text:p>
      <table:table table:name="Table61" table:style-name="Table61">
        <table:table-column table:style-name="Table61.A"/>
        <table:table-row>
          <table:table-cell table:style-name="Table61.A1" office:value-type="string">
            <text:p text:style-name="P7">import os</text:p>
            <text:p text:style-name="P65"> </text:p>
            <text:p text:style-name="P64">os<text:span text:style-name="T17">.</text:span>remove<text:span text:style-name="T25">(</text:span><text:span text:style-name="T19">"test.txt"</text:span><text:span text:style-name="T25">)</text:span></text:p>
          </table:table-cell>
        </table:table-row>
      </table:table>
      <text:p text:style-name="Text_20_body"><text:line-break/></text:p>
      <text:p text:style-name="P15"/>
      <text:h text:style-name="P83" text:outline-level="2">CLASSES</text:h>
      <text:p text:style-name="P15">Classes worden gebruikt in “Object Oriented Programming”. Een “class” is een door de gebruiker gedefinieerde prototype voor een object dat een aantal kenmerken van het object definieert. De kenmerken (de attributen) zijn datamembers (class variables en instance variabeles) en methodes die toegankelijk via puntnotatie.</text:p>
      <text:p text:style-name="P15">Zie het als een aantal standaarden die we zelf meegeven. Zo zal een persoon eigenschappen als gewicht en lengte hebben en mogelijkheden als praten en luisteren. Classes worden gemaakt wanneer de code wordt uitgevoerd zodat deze meteen gebruikt en later aangepast kunnen worden. Stel je voor dat we een “class” hout gaan maken. En hout beschikt over diverse eigenschappen. Deze maken we dan als volgt:</text:p>
      <table:table table:name="Table57" table:style-name="Table57">
        <table:table-column table:style-name="Table57.A"/>
        <table:table-row>
          <table:table-cell table:style-name="Table57.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able:table-cell>
        </table:table-row>
      </table:table>
      <text:p text:style-name="P15">Hierboven maken we de class “Hout” aan en gebruiken we als extra documentatie over die class de “docstring”. Vervolgens definiëren we de eigenschappen van de class. Dit zijn <text:soft-page-break/>variabelen welke we zowel binnen de class als buiten de class kunnen gebruiken. Om deze aan te roepen gebruiken we de class naam en de class eigenschap naam. Bijvoorbeeld: “Hout.aantHout”<text:line-break/>Vervolgens definiëren we bepaalde eigenschappen zoals de naam, gewicht en formaat. Dit doen we door de “__init__()” functie te gebruiken definiëren we welke objecten gebruikt kunnen worden als Python de class opnieuw initialiseren. Deze functie noemen we dan ook wel de “class constructor” of de “initialization method”. Bijvoorbeeld:</text:p>
      <table:table table:name="Table58" table:style-name="Table58">
        <table:table-column table:style-name="Table58.A"/>
        <table:table-row>
          <table:table-cell table:style-name="Table58.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able:table-cell>
        </table:table-row>
      </table:table>
      <text:p text:style-name="P15">Vervolgens kunnen we nieuwe class methods definiëren zoals we ook normale functies definiëren met als uitzondering dat we overal “self” toevoegen als eerste argument bij deze methodes. Bijvoorbeeld:</text:p>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6:14:07.532019877</dc:date>
    <meta:editing-duration>P3DT13H37M10S</meta:editing-duration>
    <meta:editing-cycles>37</meta:editing-cycles>
    <meta:generator>LibreOffice/6.2.4.2.0$Linux_X86_64 LibreOffice_project/b154c0ac6cf11bc010cb60509e6db2f74a9a9fa3</meta:generator>
    <meta:document-statistic meta:table-count="61" meta:image-count="0" meta:object-count="0" meta:page-count="25" meta:paragraph-count="618" meta:word-count="5149" meta:character-count="33014" meta:non-whitespace-character-count="27991"/>
  </office:meta>
</office:document-meta>
</file>